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38in"/>
    </style:style>
    <style:style style:name="co3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Insulation Thermal Conductivity (W.m-1.K-1)</text:p>
          </table:table-cell>
          <table:table-cell office:value-type="string" calcext:value-type="string">
            <text:p>Exterior Surface Emissivity</text:p>
          </table:table-cell>
          <table:table-cell office:value-type="string" calcext:value-type="string">
            <text:p>Air speed Parallel to Cylinder (m.s-1)</text:p>
          </table:table-cell>
          <table:table-cell office:value-type="string" calcext:value-type="string">
            <text:p>Standard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nsulation Thermal Conductivity (W.m-1.K-1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xterior Surface Emissivit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ir speed Parallel to Cylinder (m.s-1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ndard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cylinder_data_202021_Check_Testing.xlsx</text:p>
          </table:table-cell>
          <table:table-cell table:number-columns-repeated="6"/>
          <table:table-cell office:value-type="string" calcext:value-type="string">
            <text:p>cylinder_data.xlsx</text:p>
          </table:table-cell>
        </table:table-row>
        <table:table-row table:style-name="ro1">
          <table:table-cell table:number-columns-repeated="8"/>
          <table:table-cell table:style-name="ce1" office:value-type="date" office:date-value="2021-07-26" calcext:value-type="date">
            <text:p>2021-07-2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ut_report_202108021930.xlsx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anufacturer</text:p>
          </table:table-cell>
          <table:table-cell table:number-columns-repeated="4"/>
          <table:table-cell office:value-type="string" calcext:value-type="string">
            <text:p>Manufacturer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odel Code</text:p>
          </table:table-cell>
          <table:table-cell table:number-columns-repeated="4"/>
          <table:table-cell office:value-type="string" calcext:value-type="string">
            <text:p>Model Code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Capacity (m3)</text:p>
          </table:table-cell>
          <table:table-cell table:number-columns-repeated="4"/>
          <table:table-cell office:value-type="string" calcext:value-type="string">
            <text:p>Capacity (m3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iameter (m)</text:p>
          </table:table-cell>
          <table:table-cell table:number-columns-repeated="4"/>
          <table:table-cell office:value-type="string" calcext:value-type="string">
            <text:p>Diameter (m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Height (m)</text:p>
          </table:table-cell>
          <table:table-cell table:number-columns-repeated="4"/>
          <table:table-cell office:value-type="string" calcext:value-type="string">
            <text:p>Height (m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Fittings</text:p>
          </table:table-cell>
          <table:table-cell table:number-columns-repeated="4"/>
          <table:table-cell office:value-type="string" calcext:value-type="string">
            <text:p>Fittings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PR Valves</text:p>
          </table:table-cell>
          <table:table-cell table:number-columns-repeated="4"/>
          <table:table-cell office:value-type="string" calcext:value-type="string">
            <text:p>TPR Valves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hermostat Pockets</text:p>
          </table:table-cell>
          <table:table-cell table:number-columns-repeated="4"/>
          <table:table-cell office:value-type="string" calcext:value-type="string">
            <text:p>Thermostat Pockets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Insulation Thermal Conductivity (W.m-1.K-1)</text:p>
          </table:table-cell>
          <table:table-cell table:number-columns-repeated="4"/>
          <table:table-cell office:value-type="string" calcext:value-type="string">
            <text:p>Insulation Thermal Conductivity (W.m-1.K-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Exterior Surface Emissivity</text:p>
          </table:table-cell>
          <table:table-cell table:number-columns-repeated="4"/>
          <table:table-cell office:value-type="string" calcext:value-type="string">
            <text:p>Exterior Surface Emissivity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ir speed Parallel to Cylinder (m.s-1)</text:p>
          </table:table-cell>
          <table:table-cell table:number-columns-repeated="4"/>
          <table:table-cell office:value-type="string" calcext:value-type="string">
            <text:p>Air speed Parallel to Cylinder (m.s-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tandard</text:p>
          </table:table-cell>
          <table:table-cell table:number-columns-repeated="4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mperature Rise used for computing losses statistics (K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Optimal Radial Insulation Thickness (m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Optimal End Insulation Thickness (m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nner Diameter (m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nner Height (m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nner Volume Check (m3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xternal Aspect (height/diameter) ratio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nternal Aspect (height/diameter) ratio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inimum insulation losses (without penalty) (kWh.day-1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inimum insulation losses (with penalty) (kWh.day-1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osses from fittings (including TPR valve) (kWh.day-1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losses (kWh.day-1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losses standard deviation (kWh.day-1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PS losses including TPR valve where applicable (kWh.day-1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alculated z score to pass MEP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robability of any cylinder complying with MEPS given the z score calculat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robability of any cylinder passing stage 2 check test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odified temperature rise to hot water cylinder exterior (K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xterior to ambient temperature rise (K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hermal losses at modified temperature rise (kWh.day-1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hermal losses at modified temperature rise standard deviation (kWh.day-1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alculated z score to pass MEPS with modified T ris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robability of any cylinder with modified T rise complying with MEPS given the z score calculat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robability of any cylinder with modified T rise passing stage 2 check testing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ested Losses</text:p>
          </table:table-cell>
          <table:table-cell table:number-columns-repeated="5"/>
        </table:table-row>
      </table:table>
      <table:table table:name="cylinder_data" table:style-name="ta1">
        <table:table-column table:style-name="co1" table:default-cell-style-name="ce4"/>
        <table:table-column table:style-name="co1" table:number-columns-repeated="2" table:default-cell-style-name="Default"/>
        <table:table-row table:style-name="ro2"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field name</text:p>
          </table:table-cell>
          <table:table-cell table:style-name="ce3" office:value-type="string" calcext:value-type="string">
            <text:p>2<text:span text:style-name="T1">nd</text:span> r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del Cod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pacity (m3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ameter (m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ight (m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tting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R Valv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rmostat Pocket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sulation Thermal Conductivity (W.m-1.K-1)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xterior Surface Emissivit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ir speed Parallel to Cylinder (m.s-1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-</text:p>
          </table:table-cell>
        </table:table-row>
      </table:table>
      <table:table table:name="4606.1" table:style-name="ta1">
        <table:shapes>
          <draw:frame draw:z-index="0" draw:style-name="gr1" draw:text-style-name="P1" svg:width="6.2988in" svg:height="3.5429in" svg:x="5.5335in" svg:y="0.0524in">
            <draw:object draw:notify-on-update-of-ranges="'4606.1'.B4:'4606.1'.B16 '4606.1'.B1:'4606.1'.B1 '4606.1'.C4:'4606.1'.C16 '4606.1'.B4:'4606.1'.B16 '4606.1'.E2:'4606.1'.E2 '4606.1'.E4:'4606.1'.E16 '4606.1'.B4:'4606.1'.B16 '4606.1'.F4:'4606.1'.F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7"/>
        <table:table-column table:style-name="co2" table:default-cell-style-name="Default"/>
        <table:table-column table:style-name="co3" table:default-cell-style-name="Default"/>
        <table:table-column table:style-name="co3" table:default-cell-style-name="ce7"/>
        <table:table-row table:style-name="ro1">
          <table:table-cell/>
          <table:table-cell table:style-name="Default" office:value-type="string" calcext:value-type="string">
            <text:p>Table 1 Standing Heat Loss</text:p>
          </table:table-cell>
          <table:table-cell table:style-name="Default"/>
          <table:table-cell/>
          <table:table-cell office:value-type="string" calcext:value-type="string">
            <text:p>2.4.1( c)</text:p>
          </table:table-cell>
          <table:table-cell table:style-name="Default"/>
        </table:table-row>
        <table:table-row table:style-name="ro3">
          <table:table-cell/>
          <table:table-cell office:value-type="string" calcext:value-type="string">
            <text:p>Cylinder</text:p>
            <text:p>capacity</text:p>
          </table:table-cell>
          <table:table-cell office:value-type="string" calcext:value-type="string">
            <text:p>Maximum</text:p>
            <text:p>24h loss</text:p>
          </table:table-cell>
          <table:table-cell/>
          <table:table-cell table:style-name="ce8" office:value-type="string" calcext:value-type="string">
            <text:p>L<text:span text:style-name="T2">≤90</text:span></text:p>
          </table:table-cell>
          <table:table-cell table:style-name="ce8" office:value-type="string" calcext:value-type="string">
            <text:p>L≥<text:span text:style-name="T2">90</text:span>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kWh</text:p>
          </table:table-cell>
          <table:table-cell/>
          <table:table-cell table:style-name="ce7" office:value-type="string" calcext:value-type="string">
            <text:p>0.0084 * L + 0.40</text:p>
          </table:table-cell>
          <table:table-cell office:value-type="string" calcext:value-type="string">
            <text:p>0.0048 * L + 0.72</text:p>
          </table:table-cell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7" table:formula="of:=0.0084*L + 0.4" office:value-type="float" office:value="0.4546" calcext:value-type="float">
            <text:p>0.4546</text:p>
          </table:table-cell>
          <table:table-cell table:style-name="Default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7" table:formula="of:=0.0084*L + 0.4" office:value-type="float" office:value="0.5092" calcext:value-type="float">
            <text:p>0.5092</text:p>
          </table:table-cell>
          <table:table-cell table:style-name="Default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7" table:formula="of:=0.0084*L + 0.4" office:value-type="float" office:value="0.5848" calcext:value-type="float">
            <text:p>0.5848</text:p>
          </table:table-cell>
          <table:table-cell table:style-name="Default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7" table:formula="of:=0.0084*L + 0.4" office:value-type="float" office:value="0.778" calcext:value-type="float">
            <text:p>0.778</text:p>
          </table:table-cell>
          <table:table-cell table:style-name="Default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7" table:formula="of:=0.0084*L + 0.4" office:value-type="float" office:value="1.156" calcext:value-type="float">
            <text:p>1.156</text:p>
          </table:table-cell>
          <table:table-cell table:formula="of:=0.0048*L + 0.72" office:value-type="float" office:value="1.152" calcext:value-type="float">
            <text:p>1.152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table:formula="of:=0.0048*L + 0.72" office:value-type="float" office:value="1.368" calcext:value-type="float">
            <text:p>1.368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table:formula="of:=0.0048*L + 0.72" office:value-type="float" office:value="1.584" calcext:value-type="float">
            <text:p>1.584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table:formula="of:=0.0048*L + 0.72"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0.0048*L + 0.72" office:value-type="float" office:value="2.016" calcext:value-type="float">
            <text:p>2.016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table:formula="of:=0.0048*L + 0.72" office:value-type="float" office:value="2.448" calcext:value-type="float">
            <text:p>2.448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table:formula="of:=0.0048*L + 0.72" office:value-type="float" office:value="2.88" calcext:value-type="float">
            <text:p>2.88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table:formula="of:=0.0048*L + 0.72" office:value-type="float" office:value="3.312" calcext:value-type="float">
            <text:p>3.312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3.8" calcext:value-type="float">
            <text:p>3.8</text:p>
          </table:table-cell>
          <table:table-cell table:number-columns-repeated="2"/>
          <table:table-cell table:formula="of:=0.0048*L + 0.72" office:value-type="float" office:value="3.744" calcext:value-type="float">
            <text:p>3.744</text:p>
          </table:table-cell>
        </table:table-row>
      </table:table>
      <table:named-expressions>
        <table:named-range table:name="kWh" table:base-cell-address="$'4606.1'.$C$3" table:cell-range-address="$'4606.1'.$C$4:.$C$16"/>
        <table:named-range table:name="L" table:base-cell-address="$'4606.1'.$B$3" table:cell-range-address="$'4606.1'.$B$4:.$B$1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2:44:08.919215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im Lutz</meta:initial-creator>
    <meta:creation-date>2021-08-16T12:31:25.186471014</meta:creation-date>
    <dc:date>2021-09-20T12:57:05.352711335</dc:date>
    <dc:creator>Jim Lutz</dc:creator>
    <meta:editing-duration>PT7H47M49S</meta:editing-duration>
    <meta:editing-cycles>5</meta:editing-cycles>
    <meta:generator>LibreOffice/6.4.7.2$Linux_X86_64 LibreOffice_project/40$Build-2</meta:generator>
    <meta:document-statistic meta:table-count="3" meta:cell-count="18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stroke-dash="Dashed_20__28_var_29__20_4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92cm" svg:y="0.316cm" chart:style-name="ch2">
          <text:p>Table 1 Standing Heat Loss</text:p>
        </chart:title>
        <chart:subtitle svg:x="7.348cm" svg:y="1.275cm" chart:style-name="ch3">
          <text:p>4606.1</text:p>
        </chart:subtitle>
        <chart:legend chart:legend-position="end" svg:x="13.654cm" svg:y="3.783cm" style:legend-expansion="custom" chartooo:width="2.053cm" chartooo:height="1.594cm" style:legend-expansion-aspect-ratio="1.28795483061481" chart:style-name="ch4"/>
        <chart:plot-area chart:style-name="ch5" table:cell-range-address="'4606.1'.B4:'4606.1'.C16 '4606.1'.B1:'4606.1'.B1 '4606.1'.E2:'4606.1'.E2 '4606.1'.E4:'4606.1'.F16" chart:data-source-has-labels="row" svg:x="1.331cm" svg:y="2.138cm" svg:width="12.112cm" svg:height="5.701cm">
          <chartooo:coordinate-region svg:x="2.058cm" svg:y="2.337cm" svg:width="11.105cm" svg:height="4.855cm"/>
          <chart:axis chart:dimension="x" chart:name="primary-x" chart:style-name="ch6">
            <chart:title svg:x="5.848cm" svg:y="8.019cm" chart:style-name="ch7">
              <text:p>Cylinder capacity (L)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451cm" svg:y="6.858cm" chart:style-name="ch10">
              <text:p>Maximum 24h loss (kWh)</text:p>
            </chart:title>
            <chart:grid chart:style-name="ch8" chart:class="major"/>
          </chart:axis>
          <chart:series chart:style-name="ch11" chart:values-cell-range-address="'4606.1'.C4:'4606.1'.C16" chart:label-cell-address="'4606.1'.B1:'4606.1'.B1" chart:class="chart:scatter">
            <chart:domain table:cell-range-address="'4606.1'.B4:'4606.1'.B16"/>
            <chart:data-point chart:repeated="13"/>
          </chart:series>
          <chart:series chart:style-name="ch12" chart:values-cell-range-address="'4606.1'.E4:'4606.1'.E16" chart:label-cell-address="'4606.1'.E2:'4606.1'.E2" chart:class="chart:scatter">
            <chart:data-point chart:repeated="13"/>
          </chart:series>
          <chart:series chart:style-name="ch13" chart:values-cell-range-address="'4606.1'.F4:'4606.1'.F16" chart:class="chart:scatte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able 1 Standing Heat Loss</text:p>
                <draw:g>
                  <svg:desc>'4606.1'.B1:'4606.1'.B1</svg:desc>
                </draw:g>
              </table:table-cell>
              <table:table-cell office:value-type="string">
                <text:p>L≤90</text:p>
                <draw:g>
                  <svg:desc>'4606.1'.E2:'4606.1'.E2</svg:desc>
                </draw:g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5">
                <text:p>6.5</text:p>
                <draw:g>
                  <svg:desc>'4606.1'.B4:'4606.1'.B16</svg:desc>
                </draw:g>
              </table:table-cell>
              <table:table-cell office:value-type="float" office:value="0.5">
                <text:p>0.5</text:p>
                <draw:g>
                  <svg:desc>'4606.1'.C4:'4606.1'.C16</svg:desc>
                </draw:g>
              </table:table-cell>
              <table:table-cell office:value-type="float" office:value="0.4546">
                <text:p>0.4546</text:p>
                <draw:g>
                  <svg:desc>'4606.1'.E4:'4606.1'.E16</svg:desc>
                </draw:g>
              </table:table-cell>
              <table:table-cell office:value-type="float" office:value="NaN">
                <text:p>NaN</text:p>
                <draw:g>
                  <svg:desc>'4606.1'.F4:'4606.1'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5">
                <text:p>0.5</text:p>
              </table:table-cell>
              <table:table-cell office:value-type="float" office:value="0.5092">
                <text:p>0.5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0.6">
                <text:p>0.6</text:p>
              </table:table-cell>
              <table:table-cell office:value-type="float" office:value="0.5848">
                <text:p>0.5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0.8">
                <text:p>0.8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1.2">
                <text:p>1.2</text:p>
              </table:table-cell>
              <table:table-cell office:value-type="float" office:value="1.156">
                <text:p>1.156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">
                <text:p>135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1.368">
                <text:p>1.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5">
                <text:p>225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">
                <text:p>27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.016">
                <text:p>2.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0">
                <text:p>360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2.448">
                <text:p>2.4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0">
                <text:p>450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0">
                <text:p>540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3.312">
                <text:p>3.3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0">
                <text:p>630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3.744">
                <text:p>3.7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